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9f35"/>
    </style:style>
    <style:style style:name="P2" style:family="paragraph" style:parent-style-name="Standard">
      <style:text-properties officeooo:paragraph-rsid="00118424"/>
    </style:style>
    <style:style style:name="P3" style:family="paragraph" style:parent-style-name="Standard">
      <style:text-properties officeooo:rsid="00118424" officeooo:paragraph-rsid="00118424"/>
    </style:style>
    <style:style style:name="P4" style:family="paragraph" style:parent-style-name="Standard">
      <style:text-properties officeooo:rsid="000d9f35" officeooo:paragraph-rsid="000d9f35"/>
    </style:style>
    <style:style style:name="P5" style:family="paragraph" style:parent-style-name="Standard">
      <style:text-properties officeooo:paragraph-rsid="000d9f35"/>
    </style:style>
    <style:style style:name="P6" style:family="paragraph" style:parent-style-name="Standard">
      <style:text-properties officeooo:paragraph-rsid="00118424"/>
    </style:style>
    <style:style style:name="P7" style:family="paragraph" style:parent-style-name="Standard">
      <style:text-properties fo:font-weight="bold" officeooo:rsid="00141aab" officeooo:paragraph-rsid="00141aab" style:font-weight-asian="bold" style:font-weight-complex="bold"/>
    </style:style>
    <style:style style:name="P8" style:family="paragraph" style:parent-style-name="Standard">
      <style:text-properties fo:font-size="14pt" fo:font-weight="bold" officeooo:rsid="00141aab" officeooo:paragraph-rsid="00141aab" style:font-size-asian="14pt" style:font-weight-asian="bold" style:font-size-complex="14pt" style:font-weight-complex="bold"/>
    </style:style>
    <style:style style:name="T1" style:family="text">
      <style:text-properties officeooo:rsid="0014fdc7"/>
    </style:style>
    <style:style style:name="T2" style:family="text">
      <style:text-properties officeooo:rsid="000d9f35"/>
    </style:style>
    <style:style style:name="T3" style:family="text">
      <style:text-properties officeooo:rsid="000f21b7"/>
    </style:style>
    <style:style style:name="T4" style:family="text">
      <style:text-properties officeooo:rsid="001001df"/>
    </style:style>
    <style:style style:name="T5" style:family="text">
      <style:text-properties officeooo:rsid="00118424"/>
    </style:style>
    <style:style style:name="T6" style:family="text">
      <style:text-properties officeooo:rsid="0012fc85"/>
    </style:style>
    <style:style style:name="T7" style:family="text">
      <style:text-properties officeooo:rsid="00141a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8">Notas para el seguimiento:</text:p>
      <text:p text:style-name="P1"><text:span text:style-name="T1">Seguimiento de periodo. : Para que el usuario pueda consultar o registrar (conectar con el que ya tenemos de preguntar si está menstruando) su ciclo menstrual. Consultar: los dias o fecha en la que aproximadamente le va a bajar y en los que puede tener malestares de SPM. (Guardar días con FastAPI <text:s/></text:span><text:span text:style-name="T2">o en excel</text:span><text:span text:style-name="T1">).</text:span></text:p>
      <text:p text:style-name="P1"/>
      <text:p text:style-name="P4">Menú inicial:</text:p>
      <text:p text:style-name="P4">Robot: Aquí hay algunas opciones que puedo hacer para su seguimiento</text:p>
      <text:p text:style-name="P1"><text:span text:style-name="T2">1. registrar comienzo de ciclo menstrual, conectar con el inicial que se pensó, </text:span><text:span text:style-name="T3">pero ya no preguntar si está menstruando o no, solo que la primera vez que se consulte la dirija automaticamente con preguntar la duración y fecha ultima de su periodo.</text:span></text:p>
      <text:p text:style-name="P1"/>
      <text:p text:style-name="P1"><text:tab/><text:span text:style-name="T7">Aquí podemos preguntar si es el primer dia que le baja, en caso de que no, que ponga cuantos dias lleva para poder registrar el primer día y tener bien los calculos.</text:span></text:p>
      <text:p text:style-name="P1"/>
      <text:p text:style-name="P2"><text:span text:style-name="T2">2. </text:span><text:span text:style-name="T1"><text:s/></text:span><text:span text:style-name="T4">consultar el dia en el que posiblemente le puede bajar:</text:span></text:p>
      <text:p text:style-name="P2"><text:span text:style-name="T5">2.1 </text:span><text:span text:style-name="T4">preguntar si se pueden compartir los slots (como una variable global) , si no, se podría hacer en otro archivo el preguntar los dias que dura el periodo y el ultimo dia y duración aproximada de su periodo y solo poner Solve equis…</text:span></text:p>
      <text:p text:style-name="P2"/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8T17:11:25.121157175</meta:creation-date>
    <dc:date>2021-07-08T21:28:04.986177228</dc:date>
    <meta:editing-duration>PT3H44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02" meta:character-count="1125" meta:non-whitespace-character-count="928"/>
  </office:meta>
</office:document-meta>
</file>